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01cm" draw:marker-end-width="0.01cm" draw:fill-color="#ffffff" draw:textarea-horizontal-align="justify" draw:textarea-vertical-align="middle" draw:auto-grow-height="false" fo:min-height="3.85cm" fo:min-width="2.5cm" fo:padding-top="0.075cm" fo:padding-bottom="0.075cm" fo:padding-left="0.2cm" fo:padding-right="0.2cm"/>
    </style:style>
    <style:style style:name="gr2" style:family="graphic" style:parent-style-name="standard">
      <style:graphic-properties svg:stroke-width="0.01cm" draw:marker-start-width="0.02cm" draw:marker-end-width="0.02cm" draw:textarea-horizontal-align="justify" draw:textarea-vertical-align="middle" draw:auto-grow-height="false" fo:min-height="0.092cm" fo:min-width="0cm" fo:padding-top="0.08cm" fo:padding-bottom="0.08cm" fo:padding-left="0.205cm" fo:padding-right="0.205cm"/>
    </style:style>
    <style:style style:name="gr3" style:family="graphic" style:parent-style-name="standard">
      <style:graphic-properties svg:stroke-width="0.05cm" draw:marker-start-width="0.08cm" draw:marker-end-width="0.08cm" draw:fill="none" draw:textarea-vertical-align="middle" draw:auto-grow-height="false" fo:min-height="0.862cm" fo:min-width="0cm" fo:padding-top="0.1cm" fo:padding-bottom="0.1cm" fo:padding-left="0.225cm" fo:padding-right="0.225cm"/>
    </style:style>
    <style:style style:name="gr4" style:family="graphic" style:parent-style-name="standard">
      <style:graphic-properties svg:stroke-width="0.05cm" draw:marker-start-width="0.09cm" draw:marker-end-width="0.09cm" draw:fill="none" draw:textarea-vertical-align="middle" draw:auto-grow-height="false" fo:min-height="0.862cm" fo:min-width="0cm" fo:padding-top="0.1cm" fo:padding-bottom="0.1cm" fo:padding-left="0.225cm" fo:padding-right="0.225cm"/>
    </style:style>
    <style:style style:name="gr5" style:family="graphic" style:parent-style-name="standard">
      <style:graphic-properties svg:stroke-width="0.01cm" svg:stroke-color="#ff0000" draw:marker-start-width="0.22cm" draw:marker-end-width="0.22cm" draw:fill-color="#ff0000" draw:textarea-horizontal-align="justify" draw:textarea-vertical-align="middle" draw:auto-grow-height="false" fo:min-height="0.174cm" fo:min-width="0cm" fo:padding-top="0.08cm" fo:padding-bottom="0.08cm" fo:padding-left="0.205cm" fo:padding-right="0.205cm"/>
      <style:paragraph-properties style:writing-mode="lr-tb"/>
    </style:style>
    <style:style style:name="gr6" style:family="graphic" style:parent-style-name="standard">
      <style:graphic-properties svg:stroke-width="0.01cm" svg:stroke-color="#81d41a" draw:marker-start-width="0.22cm" draw:marker-end-width="0.22cm" draw:fill-color="#81d41a" draw:textarea-horizontal-align="justify" draw:textarea-vertical-align="middle" draw:auto-grow-height="false" fo:min-height="0.264cm" fo:min-width="0.014cm" fo:padding-top="0.08cm" fo:padding-bottom="0.08cm" fo:padding-left="0.205cm" fo:padding-right="0.2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7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02cm"/>
      <style:paragraph-properties style:writing-mode="lr-tb"/>
    </style:style>
    <style:style style:name="gr11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2.05cm" fo:min-width="2.6cm" fo:padding-top="0.075cm" fo:padding-bottom="0.075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3" style:family="graphic" style:parent-style-name="standard">
      <style:graphic-properties svg:stroke-width="0cm" svg:stroke-color="#ffffff" draw:marker-start-width="0.2cm" draw:marker-end-width="0.2cm" draw:textarea-horizontal-align="justify" draw:textarea-vertical-align="middle" draw:auto-grow-height="false" fo:min-height="0.55cm" fo:min-width="1.7cm" fo:padding-top="0.075cm" fo:padding-bottom="0.075cm" fo:padding-left="0.2cm" fo:padding-right="0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0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0000"/>
      <style:paragraph-properties fo:text-align="center" style:writing-mode="lr-tb"/>
    </style:style>
    <style:style style:name="P6" style:family="paragraph">
      <loext:graphic-properties draw:fill-color="#81d41a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4.90000009536743pt" style:font-size-asian="4.90000009536743pt" style:font-size-complex="4.90000009536743pt"/>
    </style:style>
    <style:style style:name="T4" style:family="text">
      <style:text-properties fo:font-size="4.40000009536743pt" style:font-size-asian="4.40000009536743pt" style:font-size-complex="4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4.1cm" svg:x="1.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53cm" svg:height="0.354cm" svg:x="2.079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12cm" svg:height="1.021cm" draw:transform="rotate (-1.57550871577528) translate (3.023cm 1.705cm)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2" draw:layer="layout" svg:width="0.354cm" svg:height="0.354cm" svg:x="2.59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3cm" svg:height="0.354cm" svg:x="3.856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12cm" svg:height="1.021cm" draw:transform="rotate (-1.57550871577528) translate (4.8cm 1.705cm)">
          <text:p/>
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2" draw:layer="layout" svg:width="0.354cm" svg:height="0.354cm" svg:x="4.367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3cm" svg:height="0.354cm" svg:x="2.079cm" svg:y="5.2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12cm" svg:height="1.021cm" draw:transform="rotate (-1.57550871577528) translate (3.023cm 5.201cm)">
          <text:p/>
          <draw:enhanced-geometry svg:viewBox="0 0 21600 21600" draw:mirror-horizontal="false" draw:mirror-vertical="tru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2" draw:layer="layout" svg:width="0.354cm" svg:height="0.354cm" svg:x="2.59cm" svg:y="5.2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53cm" svg:height="0.354cm" svg:x="3.856cm" svg:y="5.2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412cm" svg:height="1.021cm" draw:transform="rotate (-1.57550871577528) translate (4.8cm 5.201cm)">
          <text:p/>
          <draw:enhanced-geometry svg:viewBox="0 0 21600 21600" draw:mirror-horizontal="false" draw:mirror-vertical="tru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2" draw:layer="layout" svg:width="0.354cm" svg:height="0.354cm" svg:x="4.367cm" svg:y="5.2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3.1cm" svg:y="1.7cm">
          <text:p text:style-name="P4"><text:span text:style-name="T1">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6cm" svg:height="0.6cm" svg:x="3.1cm" svg:y="5cm">
          <text:p text:style-name="P4"><text:span text:style-name="T1">PW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361cm" svg:height="0.489cm" svg:x="1.839cm" svg:y="2.1cm">
          <draw:text-box>
            <text:p><text:span text:style-name="T1">NC COM</text:span></text:p>
          </draw:text-box>
        </draw:frame>
        <draw:frame draw:style-name="gr8" draw:text-style-name="P7" draw:layer="layout" svg:width="1.374cm" svg:height="0.489cm" svg:x="3.6cm" svg:y="2.111cm">
          <draw:text-box>
            <text:p><text:span text:style-name="T1">COM NO</text:span></text:p>
          </draw:text-box>
        </draw:frame>
        <draw:frame draw:style-name="gr9" draw:text-style-name="P7" draw:layer="layout" svg:width="1.531cm" svg:height="0.489cm" svg:x="1.769cm" svg:y="4.711cm">
          <draw:text-box>
            <text:p><text:span text:style-name="T1"><text:s text:c="2"/></text:span><text:span text:style-name="T1">DI <text:s text:c="2"/>GND</text:span></text:p>
          </draw:text-box>
        </draw:frame>
        <draw:frame draw:style-name="gr10" draw:text-style-name="P7" draw:layer="layout" svg:width="1.302cm" svg:height="0.489cm" svg:x="3.6cm" svg:y="4.711cm">
          <draw:text-box>
            <text:p><text:span text:style-name="T1"><text:s/></text:span><text:span text:style-name="T1">+ 12V -</text:span></text:p>
          </draw:text-box>
        </draw:frame>
        <draw:custom-shape draw:style-name="gr11" draw:text-style-name="P2" draw:layer="layout" svg:width="3cm" svg:height="2.2cm" svg:x="1.9cm" svg:y="2.6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cm" svg:height="1.073cm" svg:x="1.9cm" svg:y="2.593cm">
          <draw:text-box>
            <text:p text:style-name="P2"><text:span text:style-name="T2">M3CHPR1</text:span></text:p>
          </draw:text-box>
        </draw:frame>
        <draw:custom-shape draw:style-name="gr13" draw:text-style-name="P2" draw:layer="layout" svg:width="2.2cm" svg:height="0.8cm" svg:x="2.302cm" svg:y="3.4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598cm" svg:height="0.836cm" svg:x="2.102cm" svg:y="3.364cm">
          <draw:text-box>
            <text:p><text:span text:style-name="T3">PWR: <text:s text:c="2"/>12V DC / 250mA</text:span></text:p>
            <text:p><text:span text:style-name="T3">DI: <text:s text:c="7"/>TTL 0~5V, 12.5kHz</text:span></text:p>
            <text:p><text:span text:style-name="T3">Out: <text:s text:c="5"/>NC/NO (10A/250V)</text:span></text:p>
          </draw:text-box>
        </draw:frame>
        <draw:frame draw:style-name="gr15" draw:text-style-name="P7" draw:layer="layout" svg:width="1.9cm" svg:height="0.6cm" svg:x="1.8cm" svg:y="4.4cm">
          <draw:text-box>
            <text:p><text:span text:style-name="T4">https://lkaplan.cz</text:span></text:p>
          </draw:text-box>
        </draw:frame>
        <draw:frame draw:style-name="gr16" draw:text-style-name="P7" draw:layer="layout" svg:width="1.688cm" svg:height="0.599cm" svg:x="3.5cm" svg:y="4.4cm">
          <draw:text-box>
            <text:p><text:span text:style-name="T4">S/N: 001/202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9T20:27:44.584235604</meta:creation-date>
    <meta:print-date>2020-12-04T21:03:39.213390461</meta:print-date>
    <dc:date>2020-12-04T21:03:43.331141855</dc:date>
    <meta:editing-duration>PT7M5S</meta:editing-duration>
    <meta:editing-cycles>2</meta:editing-cycles>
    <meta:generator>LibreOffice/6.4.3.2$Linux_X86_64 LibreOffice_project/747b5d0ebf89f41c860ec2a39efd7cb15b54f2d8</meta:generator>
    <meta:document-statistic meta:object-count="25"/>
  </office:meta>
</office:document-meta>
</file>